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080000000816C7FF3AE36F37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horndale" svg:font-family="Thorndale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7c5695" officeooo:paragraph-rsid="007c5695"/>
    </style:style>
    <style:style style:name="P2" style:family="paragraph" style:parent-style-name="Standard">
      <style:paragraph-properties fo:margin-top="0cm" fo:margin-bottom="0cm" loext:contextual-spacing="true" fo:line-height="100%"/>
      <style:text-properties officeooo:rsid="000cddd7" officeooo:paragraph-rsid="000cddd7"/>
    </style:style>
    <style:style style:name="P3" style:family="paragraph" style:parent-style-name="Quotations">
      <style:paragraph-properties fo:margin-left="0cm" fo:margin-right="1cm" fo:text-indent="0cm" style:auto-text-indent="false"/>
    </style:style>
    <style:style style:name="P4" style:family="paragraph" style:parent-style-name="Quotations">
      <style:paragraph-properties fo:text-align="start" style:justify-single-word="false" style:writing-mode="lr-tb"/>
      <style:text-properties officeooo:rsid="006b4b73" officeooo:paragraph-rsid="006b4b73"/>
    </style:style>
    <style:style style:name="P5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indent="0.499cm" style:auto-text-indent="false" style:page-number="auto" fo:background-color="transparent">
        <style:tab-stops/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true" fo:line-height="100%" fo:text-indent="0.499cm" style:auto-text-indent="false" style:page-number="auto" fo:background-color="transparent"/>
      <style:text-properties officeooo:rsid="0054c328" officeooo:paragraph-rsid="001937d7"/>
    </style:style>
    <style:style style:name="P9" style:family="paragraph" style:parent-style-name="Standard">
      <loext:graphic-properties draw:fill="none"/>
      <style:paragraph-properties fo:margin-left="0.499cm" fo:margin-right="0cm" fo:margin-top="0cm" fo:margin-bottom="0cm" loext:contextual-spacing="true" fo:line-height="100%" fo:text-indent="0.499cm" style:auto-text-indent="false" fo:background-color="transparent"/>
      <style:text-properties officeooo:rsid="0054c328" officeooo:paragraph-rsid="001937d7"/>
    </style:style>
    <style:style style:name="P10" style:family="paragraph" style:parent-style-name="Text_20_body" style:list-style-name="" style:master-page-name="">
      <loext:graphic-properties draw:fill="none"/>
      <style:paragraph-properties fo:margin-left="0.499cm" fo:margin-right="0cm" fo:margin-top="0cm" fo:margin-bottom="0.247cm" loext:contextual-spacing="false" fo:line-height="115%" fo:text-indent="0.499cm" style:auto-text-indent="false" style:page-number="auto" fo:background-color="transparent"/>
      <style:text-properties officeooo:rsid="0090ad92" officeooo:paragraph-rsid="0090ad92"/>
    </style:style>
    <style:style style:name="P11" style:family="paragraph" style:parent-style-name="Text_20_body" style:list-style-name="">
      <loext:graphic-properties draw:fill="none"/>
      <style:paragraph-properties fo:margin-left="0.499cm" fo:margin-right="0cm" fo:margin-top="0cm" fo:margin-bottom="0.247cm" loext:contextual-spacing="false" fo:line-height="115%" fo:text-indent="0.499cm" style:auto-text-indent="false" fo:background-color="transparent"/>
      <style:text-properties officeooo:rsid="0092a8c4" officeooo:paragraph-rsid="009569e9"/>
    </style:style>
    <style:style style:name="P12" style:family="paragraph" style:parent-style-name="Text_20_body" style:list-style-name="">
      <loext:graphic-properties draw:fill="none"/>
      <style:paragraph-properties fo:margin-left="0.499cm" fo:margin-right="0cm" fo:margin-top="0cm" fo:margin-bottom="0.247cm" loext:contextual-spacing="false" fo:line-height="115%" fo:text-indent="0.499cm" style:auto-text-indent="false" fo:background-color="transparent"/>
      <style:text-properties officeooo:rsid="0092a8c4" officeooo:paragraph-rsid="0092a8c4"/>
    </style:style>
    <style:style style:name="P13" style:family="paragraph" style:parent-style-name="Text_20_body" style:list-style-name="">
      <loext:graphic-properties draw:fill="none"/>
      <style:paragraph-properties fo:margin-left="0.499cm" fo:margin-right="0cm" fo:margin-top="0cm" fo:margin-bottom="0.247cm" loext:contextual-spacing="false" fo:line-height="115%" fo:text-indent="0.499cm" style:auto-text-indent="false" fo:background-color="transparent"/>
      <style:text-properties officeooo:rsid="00932dc8" officeooo:paragraph-rsid="009569e9"/>
    </style:style>
    <style:style style:name="P14" style:family="paragraph" style:parent-style-name="Text_20_body" style:list-style-name="">
      <loext:graphic-properties draw:fill="none"/>
      <style:paragraph-properties fo:margin-left="0.499cm" fo:margin-right="0cm" fo:margin-top="0cm" fo:margin-bottom="0.247cm" loext:contextual-spacing="false" fo:line-height="115%" fo:text-indent="0.499cm" style:auto-text-indent="false" fo:background-color="transparent"/>
      <style:text-properties officeooo:rsid="00932dc8" officeooo:paragraph-rsid="00932dc8"/>
    </style:style>
    <style:style style:name="P15" style:family="paragraph" style:parent-style-name="Text_20_body">
      <loext:graphic-properties draw:fill="none"/>
      <style:paragraph-properties fo:margin-left="0.499cm" fo:margin-right="0cm" fo:margin-top="0cm" fo:margin-bottom="0.247cm" loext:contextual-spacing="false" fo:line-height="115%" fo:text-indent="0.499cm" style:auto-text-indent="false" fo:background-color="transparent">
        <style:tab-stops/>
      </style:paragraph-properties>
    </style:style>
    <style:style style:name="P16" style:family="paragraph" style:parent-style-name="Text_20_body">
      <loext:graphic-properties draw:fill="none"/>
      <style:paragraph-properties fo:margin-left="0.499cm" fo:margin-right="0cm" fo:margin-top="0cm" fo:margin-bottom="0.247cm" loext:contextual-spacing="false" fo:line-height="115%" fo:text-indent="0.499cm" style:auto-text-indent="false" fo:background-color="transparent">
        <style:tab-stops/>
      </style:paragraph-properties>
      <style:text-properties officeooo:paragraph-rsid="00994ee3"/>
    </style:style>
    <style:style style:name="P17" style:family="paragraph" style:parent-style-name="Text_20_body" style:list-style-name="L1">
      <loext:graphic-properties draw:fill="none"/>
      <style:paragraph-properties fo:margin-left="1.7cm" fo:margin-right="0cm" fo:margin-top="0cm" fo:margin-bottom="0.247cm" loext:contextual-spacing="false" fo:line-height="115%" fo:text-indent="-0.6cm" style:auto-text-indent="false" fo:background-color="transparent">
        <style:tab-stops/>
      </style:paragraph-properties>
    </style:style>
    <style:style style:name="P18" style:family="paragraph" style:parent-style-name="Text_20_body" style:list-style-name="L2" style:master-page-name="">
      <loext:graphic-properties draw:fill="none"/>
      <style:paragraph-properties fo:margin-left="2cm" fo:margin-right="0cm" fo:margin-top="0cm" fo:margin-bottom="0.247cm" loext:contextual-spacing="false" fo:line-height="115%" fo:text-indent="-0.6cm" style:auto-text-indent="false" style:page-number="auto" fo:background-color="transparent">
        <style:tab-stops/>
      </style:paragraph-properties>
    </style:style>
    <style:style style:name="P19" style:family="paragraph" style:parent-style-name="Text_20_body" style:list-style-name="L2">
      <loext:graphic-properties draw:fill="none"/>
      <style:paragraph-properties fo:margin-left="2cm" fo:margin-right="0cm" fo:margin-top="0cm" fo:margin-bottom="0.247cm" loext:contextual-spacing="false" fo:line-height="115%" fo:text-indent="-0.6cm" style:auto-text-indent="false" fo:background-color="transparent">
        <style:tab-stops/>
      </style:paragraph-properties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>
        <style:tab-stops/>
      </style:paragraph-properties>
    </style:style>
    <style:style style:name="P21" style:family="paragraph" style:parent-style-name="Heading_20_1" style:list-style-name=""/>
    <style:style style:name="P22" style:family="paragraph" style:parent-style-name="Heading_20_1">
      <style:paragraph-properties fo:break-before="page"/>
    </style:style>
    <style:style style:name="P23" style:family="paragraph" style:parent-style-name="Heading_20_1" style:list-style-name="">
      <style:paragraph-properties fo:break-before="page"/>
      <style:text-properties officeooo:rsid="0090ad92" officeooo:paragraph-rsid="0090ad92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</style:style>
    <style:style style:name="P2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officeooo:rsid="0089fa7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7a319a"/>
    </style:style>
    <style:style style:name="T4" style:family="text">
      <style:text-properties officeooo:rsid="008ef076"/>
    </style:style>
    <style:style style:name="T5" style:family="text">
      <style:text-properties officeooo:rsid="008f90c4"/>
    </style:style>
    <style:style style:name="T6" style:family="text">
      <style:text-properties officeooo:rsid="0090ad92"/>
    </style:style>
    <style:style style:name="T7" style:family="text">
      <style:text-properties officeooo:rsid="00932dc8"/>
    </style:style>
    <style:style style:name="T8" style:family="text">
      <style:text-properties officeooo:rsid="00949377"/>
    </style:style>
    <style:style style:name="T9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92cm" fo:text-indent="-0.635cm" fo:margin-left="2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27cm" fo:text-indent="-0.635cm" fo:margin-left="3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62cm" fo:text-indent="-0.635cm" fo:margin-left="3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97cm" fo:text-indent="-0.635cm" fo:margin-left="4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32cm" fo:text-indent="-0.635cm" fo:margin-left="5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67cm" fo:text-indent="-0.635cm" fo:margin-left="5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02cm" fo:text-indent="-0.635cm" fo:margin-left="6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37cm" fo:text-indent="-0.635cm" fo:margin-left="7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72cm" fo:text-indent="-0.635cm" fo:margin-left="7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07cm" fo:text-indent="-0.635cm" fo:margin-left="8.40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8.562cm" fo:min-width="17.14cm" fo:padding-top="0.131cm" fo:padding-bottom="0.131cm" fo:padding-left="0.25cm" fo:padding-right="0.25cm" fo:wrap-option="wrap" draw:shadow="visible" draw:shadow-offset-x="0.3cm" draw:shadow-offset-y="0.3cm" draw:shadow-color="#808080" draw:shadow-opacity="100%" style:run-through="foreground" style:wrap="dynamic" style:number-wrapped-paragraphs="no-limit" style:wrap-contour="true" style:wrap-contour-mode="full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style-name="gr1" draw:text-style-name="P25" svg:width="17.64cm" svg:height="8.822cm" svg:x="-0.522cm" svg:y="1.011cm"><text:p text:style-name="P24"><text:span text:style-name="T9">Tomcat</text:span></text:p>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P4">Autor : Manuel Melero Benítez</text:p>
      <text:p text:style-name="P4">Modulo: Despliegue de aplicaciones web</text:p>
      <text:p text:style-name="P4">Curso: 2019 – 2020</text:p>
      <text:p text:style-name="P4">Instituto: I.E.S. Jacarandá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">Índice</text:p>
          </text:index-title>
          <text:p text:style-name="P7"><text:a xlink:type="simple" xlink:href="#__RefHeading___Toc152_2387563278" text:style-name="Index_20_Link" text:visited-style-name="Index_20_Link">1. Introducción<text:tab/>3</text:a></text:p>
          <text:p text:style-name="P7"><text:a xlink:type="simple" xlink:href="#__RefHeading___Toc895_379505339" text:style-name="Index_20_Link" text:visited-style-name="Index_20_Link">2. ¿Qué es Tomcat?<text:tab/>4</text:a></text:p>
          <text:p text:style-name="P7"><text:a xlink:type="simple" xlink:href="#__RefHeading___Toc899_379505339" text:style-name="Index_20_Link" text:visited-style-name="Index_20_Link">3. Requisitos para instarlo.<text:tab/>5</text:a></text:p>
          <text:p text:style-name="P7"><text:a xlink:type="simple" xlink:href="#__RefHeading___Toc441_1431290804" text:style-name="Index_20_Link" text:visited-style-name="Index_20_Link">4. Instalación.<text:tab/>6</text:a></text:p>
          <text:p text:style-name="P7"><text:a xlink:type="simple" xlink:href="#__RefHeading___Toc443_1431290804" text:style-name="Index_20_Link" text:visited-style-name="Index_20_Link">5. Configuración permisos usuarios.<text:tab/>7</text:a></text:p>
          <text:p text:style-name="P7"><text:a xlink:type="simple" xlink:href="#__RefHeading___Toc445_1431290804" text:style-name="Index_20_Link" text:visited-style-name="Index_20_Link">6. Configuración para acceder desde otro equipo de la red.<text:tab/>8</text:a></text:p>
          <text:p text:style-name="P7"><text:a xlink:type="simple" xlink:href="#__RefHeading___Toc447_1431290804" text:style-name="Index_20_Link" text:visited-style-name="Index_20_Link">7. Despliegue de una aplicación en toncat.<text:tab/>9</text:a></text:p>
          <text:p text:style-name="P7"><text:a xlink:type="simple" xlink:href="#__RefHeading___Toc901_379505339" text:style-name="Index_20_Link" text:visited-style-name="Index_20_Link">8. Bibliografía.<text:tab/>10</text:a></text:p>
        </text:index-body>
      </text:table-of-content>
      <text:p text:style-name="P3"/>
      <text:p text:style-name="P2"/>
      <text:p text:style-name="P2"/>
      <text:h text:style-name="P21" text:outline-level="1"/>
      <text:h text:style-name="P23" text:outline-level="1"><text:bookmark-start text:name="__RefHeading___Toc152_2387563278"/>1. Introducción<text:bookmark-end text:name="__RefHeading___Toc152_2387563278"/></text:h>
      <text:h text:style-name="P10" text:outline-level="1"/>
      <text:h text:style-name="P11" text:outline-level="1"><text:span text:style-name="T7">E</text:span>sta <text:span text:style-name="T7">documentación</text:span> es sobre “Apache Tomcat” de aquí en adelante lo llamaremos solamente “Tomcat” <text:span text:style-name="T7">en esta documentación. </text:span></text:h>
      <text:h text:style-name="P11" text:outline-level="1"/>
      <text:h text:style-name="P13" text:outline-level="1">En ella vamos a conocer un poco más de Tomcat, como se instala, se configura tanto la administración como el acceso desde otro equipo de la red.</text:h>
      <text:h text:style-name="P12" text:outline-level="1"/>
      <text:h text:style-name="P14" text:outline-level="1">Vamos a trabajar sobre un servidor Debian 10 en el cual lo instalaremos, <text:span text:style-name="T8">vamos a dar por echo que tenemos instalados algunas cosas que se mencionaran en el tercer apartado de esta documentación para ello lo confirmaremos en ese apartado.</text:span></text:h>
      <text:h text:style-name="P14" text:outline-level="1"/>
      <text:h text:style-name="P14" text:outline-level="1"/>
      <text:h text:style-name="P22" text:outline-level="1"><text:bookmark-start text:name="__RefHeading___Toc895_379505339"/><text:span text:style-name="T6">2</text:span>. ¿Qué <text:span text:style-name="T4">es Tomcat</text:span>?<text:bookmark-end text:name="__RefHeading___Toc895_379505339"/></text:h>
      <text:p text:style-name="P5"/>
      <text:p text:style-name="P15">Tomcat es una implementación de código abierto de las tecnologías Java Servlet, JavaServer Pages, Java Expression Language y Java WebSocket.</text:p>
      <text:p text:style-name="P15"/>
      <text:p text:style-name="P15">Se desarrolla en un entorno abierto y participativo, el proyecto está destinado a ser una colaboración de los mejores desarrolladores de todo el mundo.</text:p>
      <text:p text:style-name="P15"/>
      <text:p text:style-name="P15">Tomcat impulsa numerosas aplicaciones web críticas a gran escala en una amplia gama de industrias y organizaciones.</text:p>
      <text:p text:style-name="P15"/>
      <text:p text:style-name="P15">Las versiones más recientes son las 9.x, que implementan las especificaciones de Servlet 4.0 y de JSP 2.3. </text:p>
      <text:p text:style-name="P15"/>
      <text:p text:style-name="P16">La jerarquía de directorios de instalación de Tomcat incluye:</text:p>
      <text:p text:style-name="P15"/>
      <text:list xml:id="list2070548494" text:style-name="L2">
        <text:list-item>
          <text:p text:style-name="P18">bin - arranque, cierre, y otros scripts y ejecutables.</text:p>
        </text:list-item>
        <text:list-item>
          <text:p text:style-name="P19">common - clases comunes que pueden utilizar Catalina y las aplicaciones web.</text:p>
        </text:list-item>
        <text:list-item>
          <text:p text:style-name="P19">conf - ficheros XML y los correspondientes DTD para la configuración de Tomcat.</text:p>
        </text:list-item>
        <text:list-item>
          <text:p text:style-name="P19">logs - logs de Catalina y de las aplicaciones.</text:p>
        </text:list-item>
        <text:list-item>
          <text:p text:style-name="P19">server - clases utilizadas solamente por Catalina.</text:p>
        </text:list-item>
        <text:list-item>
          <text:p text:style-name="P19">shared - clases compartidas por todas las aplicaciones web.</text:p>
        </text:list-item>
        <text:list-item>
          <text:p text:style-name="P19">webapps - directorio que contiene las aplicaciones web.</text:p>
        </text:list-item>
        <text:list-item>
          <text:p text:style-name="P19">work - almacenamiento temporal de ficheros y directorios.</text:p>
        </text:list-item>
      </text:list>
      <text:p text:style-name="P20"/>
      <text:h text:style-name="P22" text:outline-level="1"><text:bookmark-start text:name="__RefHeading___Toc899_379505339"/><text:span text:style-name="T6">3</text:span>. <text:span text:style-name="T4">Requisitos para instarlo.</text:span><text:bookmark-end text:name="__RefHeading___Toc899_379505339"/></text:h>
      <text:p text:style-name="Text_20_body"/>
      <text:h text:style-name="P22" text:outline-level="1"><text:bookmark-start text:name="__RefHeading___Toc441_1431290804"/><text:span text:style-name="T6">4</text:span>. <text:span text:style-name="T5">Instalación.</text:span><text:bookmark-end text:name="__RefHeading___Toc441_1431290804"/></text:h>
      <text:p text:style-name="Text_20_body"/>
      <text:h text:style-name="P22" text:outline-level="1"><text:bookmark-start text:name="__RefHeading___Toc443_1431290804"/><text:span text:style-name="T6">5</text:span>. Configuración permisos usuarios.<text:bookmark-end text:name="__RefHeading___Toc443_1431290804"/></text:h>
      <text:p text:style-name="Text_20_body"/>
      <text:h text:style-name="P22" text:outline-level="1"><text:bookmark-start text:name="__RefHeading___Toc445_1431290804"/><text:span text:style-name="T6">6</text:span>. Configuración para acceder desde otro equipo de la red.<text:bookmark-end text:name="__RefHeading___Toc445_1431290804"/></text:h>
      <text:p text:style-name="Text_20_body"/>
      <text:h text:style-name="P22" text:outline-level="1"><text:bookmark-start text:name="__RefHeading___Toc447_1431290804"/><text:span text:style-name="T6">7</text:span>. Despliegue de una aplicación en toncat.<text:bookmark-end text:name="__RefHeading___Toc447_1431290804"/></text:h>
      <text:p text:style-name="Text_20_body"/>
      <text:h text:style-name="P21" text:outline-level="1"/>
      <text:h text:style-name="P22" text:outline-level="1"><text:bookmark-start text:name="__RefHeading___Toc901_379505339"/><text:span text:style-name="T6">8</text:span>. <text:span text:style-name="T3">B</text:span><text:span text:style-name="T2">ibliografía</text:span>.<text:bookmark-end text:name="__RefHeading___Toc901_379505339"/></text:h>
      <text:p text:style-name="P8"/>
      <text:p text:style-name="P9"><text:a xlink:type="simple" xlink:href="https://es.wikipedia.org/wiki/Tomcat" text:style-name="Internet_20_link" text:visited-style-name="Visited_20_Internet_20_Link">https://es.wikipedia.org/wiki/Tomcat</text:a></text:p>
      <text:p text:style-name="P9"><text:a xlink:type="simple" xlink:href="http://tomcat.apache.org/" text:style-name="Internet_20_link" text:visited-style-name="Visited_20_Internet_20_Link">http://tomcat.apache.org/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horndale" svg:font-family="Thorndale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fill-image draw:name="_39_0_20_Percent" draw:display-name="90 Percent" xlink:href="Pictures/10000000000000080000000816C7FF3AE36F37A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5d705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7c5695" officeooo:paragraph-rsid="007c5695"/>
    </style:style>
    <style:style style:name="MT1" style:family="text">
      <style:text-properties officeooo:rsid="0089fa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2b511a" draw:fill-hatch-name="Black_20_0_20_Degrees" draw:fill-image-name="_39_0_20_Percent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ocumentación <text:span text:style-name="MT1">Tomcat</text:span><text:tab/><text:tab/>Manuel Melero Benítez</text:p>
      </style:header>
      <style:header-first>
        <text:p text:style-name="Header_20_left"/>
      </style:header-first>
      <style:footer>
        <text:p text:style-name="Footer"><text:page-number text:select-page="current">9</text:page-number></text:p>
      </style:footer>
      <style:footer-first>
        <text:p text:style-name="Footer"/>
      </style:footer-first>
      <style:footer-left>
        <text:p text:style-name="Footer"><text:page-number text:select-page="current">1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2:58:35.535547378</meta:creation-date>
    <dc:date>2019-12-01T21:06:05.867422165</dc:date>
    <meta:editing-duration>PT11H11M56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10" meta:paragraph-count="42" meta:word-count="359" meta:character-count="2255" meta:non-whitespace-character-count="1942"/>
  </office:meta>
</office:document-meta>
</file>